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26" calcext:value-type="float">
            <text:p>0,00126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93" calcext:value-type="float">
            <text:p>0,0009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234" calcext:value-type="float">
            <text:p>0,04234</text:p>
          </table:table-cell>
          <table:table-cell office:value-type="float" office:value="0.04077" calcext:value-type="float">
            <text:p>0,04077</text:p>
          </table:table-cell>
          <table:table-cell office:value-type="float" office:value="0.02094" calcext:value-type="float">
            <text:p>0,02094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2468" calcext:value-type="float">
            <text:p>0,02468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32" calcext:value-type="float">
            <text:p>0,00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62" calcext:value-type="float">
            <text:p>0,2062</text:p>
          </table:table-cell>
          <table:table-cell office:value-type="float" office:value="0.1631" calcext:value-type="float">
            <text:p>0,1631</text:p>
          </table:table-cell>
          <table:table-cell office:value-type="float" office:value="0.08233" calcext:value-type="float">
            <text:p>0,08233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10701" calcext:value-type="float">
            <text:p>0,10701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9592" calcext:value-type="float">
            <text:p>0,09592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0.00078" calcext:value-type="float">
            <text:p>0,00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473" calcext:value-type="float">
            <text:p>0,49473</text:p>
          </table:table-cell>
          <table:table-cell office:value-type="float" office:value="0.36928" calcext:value-type="float">
            <text:p>0,36928</text:p>
          </table:table-cell>
          <table:table-cell office:value-type="float" office:value="0.18449" calcext:value-type="float">
            <text:p>0,18449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24511" calcext:value-type="float">
            <text:p>0,24511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21557" calcext:value-type="float">
            <text:p>0,21557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09" calcext:value-type="float">
            <text:p>0,00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776" calcext:value-type="float">
            <text:p>0,90776</text:p>
          </table:table-cell>
          <table:table-cell office:value-type="float" office:value="0.66173" calcext:value-type="float">
            <text:p>0,66173</text:p>
          </table:table-cell>
          <table:table-cell office:value-type="float" office:value="0.32727" calcext:value-type="float">
            <text:p>0,32727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42256" calcext:value-type="float">
            <text:p>0,42256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0.3824" calcext:value-type="float">
            <text:p>0,3824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41" calcext:value-type="float">
            <text:p>0,001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4933" calcext:value-type="float">
            <text:p>1,44933</text:p>
          </table:table-cell>
          <table:table-cell office:value-type="float" office:value="1.03271" calcext:value-type="float">
            <text:p>1,03271</text:p>
          </table:table-cell>
          <table:table-cell office:value-type="float" office:value="0.51113" calcext:value-type="float">
            <text:p>0,51113</text:p>
          </table:table-cell>
          <table:table-cell office:value-type="float" office:value="0.000642" calcext:value-type="float">
            <text:p>0,000642</text:p>
          </table:table-cell>
          <table:table-cell office:value-type="float" office:value="0.65656" calcext:value-type="float">
            <text:p>0,65656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593" calcext:value-type="float">
            <text:p>0,593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71" calcext:value-type="float">
            <text:p>0,00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2077" calcext:value-type="float">
            <text:p>2,12077</text:p>
          </table:table-cell>
          <table:table-cell office:value-type="float" office:value="1.48308" calcext:value-type="float">
            <text:p>1,48308</text:p>
          </table:table-cell>
          <table:table-cell office:value-type="float" office:value="0.73483" calcext:value-type="float">
            <text:p>0,73483</text:p>
          </table:table-cell>
          <table:table-cell office:value-type="float" office:value="0.000782" calcext:value-type="float">
            <text:p>0,000782</text:p>
          </table:table-cell>
          <table:table-cell office:value-type="float" office:value="0.94261" calcext:value-type="float">
            <text:p>0,94261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85559" calcext:value-type="float">
            <text:p>0,85559</text:p>
          </table:table-cell>
          <table:table-cell office:value-type="float" office:value="0.00376" calcext:value-type="float">
            <text:p>0,00376</text:p>
          </table:table-cell>
          <table:table-cell office:value-type="float" office:value="0.00219" calcext:value-type="float">
            <text:p>0,002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91182" calcext:value-type="float">
            <text:p>2,91182</text:p>
          </table:table-cell>
          <table:table-cell office:value-type="float" office:value="2.01788" calcext:value-type="float">
            <text:p>2,01788</text:p>
          </table:table-cell>
          <table:table-cell office:value-type="float" office:value="1.00039" calcext:value-type="float">
            <text:p>1,00039</text:p>
          </table:table-cell>
          <table:table-cell office:value-type="float" office:value="0.000893" calcext:value-type="float">
            <text:p>0,000893</text:p>
          </table:table-cell>
          <table:table-cell office:value-type="float" office:value="1.28955" calcext:value-type="float">
            <text:p>1,28955</text:p>
          </table:table-cell>
          <table:table-cell office:value-type="float" office:value="0.00141" calcext:value-type="float">
            <text:p>0,00141</text:p>
          </table:table-cell>
          <table:table-cell office:value-type="float" office:value="1.17784" calcext:value-type="float">
            <text:p>1,17784</text:p>
          </table:table-cell>
          <table:table-cell office:value-type="float" office:value="0.00469" calcext:value-type="float">
            <text:p>0,00469</text:p>
          </table:table-cell>
          <table:table-cell office:value-type="float" office:value="0.00237" calcext:value-type="float">
            <text:p>0,002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83238" calcext:value-type="float">
            <text:p>3,83238</text:p>
          </table:table-cell>
          <table:table-cell office:value-type="float" office:value="2.63671" calcext:value-type="float">
            <text:p>2,63671</text:p>
          </table:table-cell>
          <table:table-cell office:value-type="float" office:value="1.33904" calcext:value-type="float">
            <text:p>1,33904</text:p>
          </table:table-cell>
          <table:table-cell office:value-type="float" office:value="0.001124" calcext:value-type="float">
            <text:p>0,001124</text:p>
          </table:table-cell>
          <table:table-cell office:value-type="float" office:value="1.68003" calcext:value-type="float">
            <text:p>1,68003</text:p>
          </table:table-cell>
          <table:table-cell office:value-type="float" office:value="0.00164" calcext:value-type="float">
            <text:p>0,00164</text:p>
          </table:table-cell>
          <table:table-cell office:value-type="float" office:value="1.5207" calcext:value-type="float">
            <text:p>1,5207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00296" calcext:value-type="float">
            <text:p>0,002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88461" calcext:value-type="float">
            <text:p>4,88461</text:p>
          </table:table-cell>
          <table:table-cell office:value-type="float" office:value="3.33569" calcext:value-type="float">
            <text:p>3,33569</text:p>
          </table:table-cell>
          <table:table-cell office:value-type="float" office:value="1.65103" calcext:value-type="float">
            <text:p>1,65103</text:p>
          </table:table-cell>
          <table:table-cell office:value-type="float" office:value="0.001248" calcext:value-type="float">
            <text:p>0,001248</text:p>
          </table:table-cell>
          <table:table-cell office:value-type="float" office:value="2.12497" calcext:value-type="float">
            <text:p>2,12497</text:p>
          </table:table-cell>
          <table:table-cell office:value-type="float" office:value="0.001955" calcext:value-type="float">
            <text:p>0,001955</text:p>
          </table:table-cell>
          <table:table-cell office:value-type="float" office:value="1.93954" calcext:value-type="float">
            <text:p>1,93954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0.00344" calcext:value-type="float">
            <text:p>0,003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07326" calcext:value-type="float">
            <text:p>6,07326</text:p>
          </table:table-cell>
          <table:table-cell office:value-type="float" office:value="4.11975" calcext:value-type="float">
            <text:p>4,11975</text:p>
          </table:table-cell>
          <table:table-cell office:value-type="float" office:value="2.03889" calcext:value-type="float">
            <text:p>2,03889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2.62423" calcext:value-type="float">
            <text:p>2,62423</text:p>
          </table:table-cell>
          <table:table-cell office:value-type="float" office:value="0.001955" calcext:value-type="float">
            <text:p>0,001955</text:p>
          </table:table-cell>
          <table:table-cell office:value-type="float" office:value="2.43864" calcext:value-type="float">
            <text:p>2,43864</text:p>
          </table:table-cell>
          <table:table-cell office:value-type="float" office:value="0.00688" calcext:value-type="float">
            <text:p>0,00688</text:p>
          </table:table-cell>
          <table:table-cell office:value-type="float" office:value="0.0039" calcext:value-type="float">
            <text:p>0,0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4348" calcext:value-type="float">
            <text:p>7,4348</text:p>
          </table:table-cell>
          <table:table-cell office:value-type="float" office:value="4.9848" calcext:value-type="float">
            <text:p>4,9848</text:p>
          </table:table-cell>
          <table:table-cell office:value-type="float" office:value="2.46677" calcext:value-type="float">
            <text:p>2,46677</text:p>
          </table:table-cell>
          <table:table-cell office:value-type="float" office:value="0.001577" calcext:value-type="float">
            <text:p>0,001577</text:p>
          </table:table-cell>
          <table:table-cell office:value-type="float" office:value="3.17238" calcext:value-type="float">
            <text:p>3,17238</text:p>
          </table:table-cell>
          <table:table-cell office:value-type="float" office:value="0.002575" calcext:value-type="float">
            <text:p>0,002575</text:p>
          </table:table-cell>
          <table:table-cell office:value-type="float" office:value="2.86386" calcext:value-type="float">
            <text:p>2,86386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438" calcext:value-type="float">
            <text:p>0,004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8468" calcext:value-type="float">
            <text:p>8,8468</text:p>
          </table:table-cell>
          <table:table-cell office:value-type="float" office:value="5.93695" calcext:value-type="float">
            <text:p>5,93695</text:p>
          </table:table-cell>
          <table:table-cell office:value-type="float" office:value="2.99163" calcext:value-type="float">
            <text:p>2,99163</text:p>
          </table:table-cell>
          <table:table-cell office:value-type="float" office:value="0.001673" calcext:value-type="float">
            <text:p>0,001673</text:p>
          </table:table-cell>
          <table:table-cell office:value-type="float" office:value="3.77646" calcext:value-type="float">
            <text:p>3,77646</text:p>
          </table:table-cell>
          <table:table-cell office:value-type="float" office:value="0.00273" calcext:value-type="float">
            <text:p>0,00273</text:p>
          </table:table-cell>
          <table:table-cell office:value-type="float" office:value="3.44685" calcext:value-type="float">
            <text:p>3,44685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484" calcext:value-type="float">
            <text:p>0,004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40254" calcext:value-type="float">
            <text:p>10,40254</text:p>
          </table:table-cell>
          <table:table-cell office:value-type="float" office:value="6.97795" calcext:value-type="float">
            <text:p>6,97795</text:p>
          </table:table-cell>
          <table:table-cell office:value-type="float" office:value="3.45325" calcext:value-type="float">
            <text:p>3,45325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4.43239" calcext:value-type="float">
            <text:p>4,43239</text:p>
          </table:table-cell>
          <table:table-cell office:value-type="float" office:value="0.002805" calcext:value-type="float">
            <text:p>0,002805</text:p>
          </table:table-cell>
          <table:table-cell office:value-type="float" office:value="3.9964" calcext:value-type="float">
            <text:p>3,9964</text:p>
          </table:table-cell>
          <table:table-cell office:value-type="float" office:value="0.00876" calcext:value-type="float">
            <text:p>0,00876</text:p>
          </table:table-cell>
          <table:table-cell office:value-type="float" office:value="0.00516" calcext:value-type="float">
            <text:p>0,005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09045" calcext:value-type="float">
            <text:p>12,09045</text:p>
          </table:table-cell>
          <table:table-cell office:value-type="float" office:value="8.08962" calcext:value-type="float">
            <text:p>8,08962</text:p>
          </table:table-cell>
          <table:table-cell office:value-type="float" office:value="3.99593" calcext:value-type="float">
            <text:p>3,99593</text:p>
          </table:table-cell>
          <table:table-cell office:value-type="float" office:value="0.001965" calcext:value-type="float">
            <text:p>0,001965</text:p>
          </table:table-cell>
          <table:table-cell office:value-type="float" office:value="5.14066" calcext:value-type="float">
            <text:p>5,14066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4.63609" calcext:value-type="float">
            <text:p>4,63609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0562" calcext:value-type="float">
            <text:p>0,00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91609" calcext:value-type="float">
            <text:p>13,91609</text:p>
          </table:table-cell>
          <table:table-cell office:value-type="float" office:value="9.29141" calcext:value-type="float">
            <text:p>9,29141</text:p>
          </table:table-cell>
          <table:table-cell office:value-type="float" office:value="4.58517" calcext:value-type="float">
            <text:p>4,58517</text:p>
          </table:table-cell>
          <table:table-cell office:value-type="float" office:value="0.002094" calcext:value-type="float">
            <text:p>0,002094</text:p>
          </table:table-cell>
          <table:table-cell office:value-type="float" office:value="5.90642" calcext:value-type="float">
            <text:p>5,90642</text:p>
          </table:table-cell>
          <table:table-cell office:value-type="float" office:value="0.003355" calcext:value-type="float">
            <text:p>0,003355</text:p>
          </table:table-cell>
          <table:table-cell office:value-type="float" office:value="5.3214" calcext:value-type="float">
            <text:p>5,3214</text:p>
          </table:table-cell>
          <table:table-cell office:value-type="float" office:value="0.01031" calcext:value-type="float">
            <text:p>0,01031</text:p>
          </table:table-cell>
          <table:table-cell office:value-type="float" office:value="0.00609" calcext:value-type="float">
            <text:p>0,006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8647" calcext:value-type="float">
            <text:p>15,8647</text:p>
          </table:table-cell>
          <table:table-cell office:value-type="float" office:value="10.5735" calcext:value-type="float">
            <text:p>10,5735</text:p>
          </table:table-cell>
          <table:table-cell office:value-type="float" office:value="5.21705" calcext:value-type="float">
            <text:p>5,21705</text:p>
          </table:table-cell>
          <table:table-cell office:value-type="float" office:value="0.002328" calcext:value-type="float">
            <text:p>0,002328</text:p>
          </table:table-cell>
          <table:table-cell office:value-type="float" office:value="6.72374" calcext:value-type="float">
            <text:p>6,72374</text:p>
          </table:table-cell>
          <table:table-cell office:value-type="float" office:value="0.00367" calcext:value-type="float">
            <text:p>0,00367</text:p>
          </table:table-cell>
          <table:table-cell office:value-type="float" office:value="6.06388" calcext:value-type="float">
            <text:p>6,06388</text:p>
          </table:table-cell>
          <table:table-cell office:value-type="float" office:value="0.01079" calcext:value-type="float">
            <text:p>0,01079</text:p>
          </table:table-cell>
          <table:table-cell office:value-type="float" office:value="0.00625" calcext:value-type="float">
            <text:p>0,006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.94045" calcext:value-type="float">
            <text:p>17,94045</text:p>
          </table:table-cell>
          <table:table-cell office:value-type="float" office:value="11.93886" calcext:value-type="float">
            <text:p>11,93886</text:p>
          </table:table-cell>
          <table:table-cell office:value-type="float" office:value="5.89348" calcext:value-type="float">
            <text:p>5,89348</text:p>
          </table:table-cell>
          <table:table-cell office:value-type="float" office:value="0.002516" calcext:value-type="float">
            <text:p>0,002516</text:p>
          </table:table-cell>
          <table:table-cell office:value-type="float" office:value="7.58213" calcext:value-type="float">
            <text:p>7,58213</text:p>
          </table:table-cell>
          <table:table-cell office:value-type="float" office:value="0.00398" calcext:value-type="float">
            <text:p>0,00398</text:p>
          </table:table-cell>
          <table:table-cell office:value-type="float" office:value="6.83808" calcext:value-type="float">
            <text:p>6,83808</text:p>
          </table:table-cell>
          <table:table-cell office:value-type="float" office:value="0.01187" calcext:value-type="float">
            <text:p>0,01187</text:p>
          </table:table-cell>
          <table:table-cell office:value-type="float" office:value="0.00687" calcext:value-type="float">
            <text:p>0,006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.12915" calcext:value-type="float">
            <text:p>20,12915</text:p>
          </table:table-cell>
          <table:table-cell office:value-type="float" office:value="13.38593" calcext:value-type="float">
            <text:p>13,38593</text:p>
          </table:table-cell>
          <table:table-cell office:value-type="float" office:value="6.60157" calcext:value-type="float">
            <text:p>6,60157</text:p>
          </table:table-cell>
          <table:table-cell office:value-type="float" office:value="0.002673" calcext:value-type="float">
            <text:p>0,002673</text:p>
          </table:table-cell>
          <table:table-cell office:value-type="float" office:value="8.50206" calcext:value-type="float">
            <text:p>8,50206</text:p>
          </table:table-cell>
          <table:table-cell office:value-type="float" office:value="0.004055" calcext:value-type="float">
            <text:p>0,004055</text:p>
          </table:table-cell>
          <table:table-cell office:value-type="float" office:value="7.6032" calcext:value-type="float">
            <text:p>7,603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72" calcext:value-type="float">
            <text:p>0,00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91641" calcext:value-type="float">
            <text:p>14,91641</text:p>
          </table:table-cell>
          <table:table-cell office:value-type="float" office:value="14.92622" calcext:value-type="float">
            <text:p>14,92622</text:p>
          </table:table-cell>
          <table:table-cell office:value-type="float" office:value="7.35718" calcext:value-type="float">
            <text:p>7,35718</text:p>
          </table:table-cell>
          <table:table-cell office:value-type="float" office:value="0.002905" calcext:value-type="float">
            <text:p>0,002905</text:p>
          </table:table-cell>
          <table:table-cell office:value-type="float" office:value="9.47606" calcext:value-type="float">
            <text:p>9,47606</text:p>
          </table:table-cell>
          <table:table-cell office:value-type="float" office:value="0.004295" calcext:value-type="float">
            <text:p>0,004295</text:p>
          </table:table-cell>
          <table:table-cell office:value-type="float" office:value="8.49708" calcext:value-type="float">
            <text:p>8,49708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782" calcext:value-type="float">
            <text:p>0,007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.32741" calcext:value-type="float">
            <text:p>16,32741</text:p>
          </table:table-cell>
          <table:table-cell office:value-type="float" office:value="16.52237" calcext:value-type="float">
            <text:p>16,52237</text:p>
          </table:table-cell>
          <table:table-cell/>
          <table:table-cell office:value-type="float" office:value="0.003015" calcext:value-type="float">
            <text:p>0,003015</text:p>
          </table:table-cell>
          <table:table-cell office:value-type="float" office:value="10.50127" calcext:value-type="float">
            <text:p>10,50127</text:p>
          </table:table-cell>
          <table:table-cell office:value-type="float" office:value="0.004375" calcext:value-type="float">
            <text:p>0,004375</text:p>
          </table:table-cell>
          <table:table-cell office:value-type="float" office:value="9.40568" calcext:value-type="float">
            <text:p>9,40568</text:p>
          </table:table-cell>
          <table:table-cell office:value-type="float" office:value="0.01421" calcext:value-type="float">
            <text:p>0,01421</text:p>
          </table:table-cell>
          <table:table-cell office:value-type="float" office:value="0.00827" calcext:value-type="float">
            <text:p>0,00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08:16:48.97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31T11:56:41.246000000</dc:date>
    <meta:editing-duration>PT8H45M50S</meta:editing-duration>
    <meta:editing-cycles>8</meta:editing-cycles>
    <meta:generator>LibreOffice/7.6.7.2$Windows_X86_64 LibreOffice_project/dd47e4b30cb7dab30588d6c79c651f218165e3c5</meta:generator>
    <meta:document-statistic meta:table-count="1" meta:cell-count="219" meta:object-count="0"/>
  </office:meta>
</office:document-meta>
</file>